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1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r. A. Hahu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Rev Dr Morais/</text:p>
      <text:p text:style-name="P4">Philadelphia/</text:p>
      <text:p text:style-name="P3">Revd Sir./</text:p>
      <text:p text:style-name="P3"><text:tab/>This is to notify you/ having sent you the/ [Hebrew]./</text:p>
      <text:p text:style-name="P3"><text:tab/>The forwarding was delayed/ on accoount[sic!] of my absent/ from home/</text:p>
      <text:p text:style-name="P3"><text:tab/>Please answer me/ the receipt of it/ </text:p>
      <text:p text:style-name="P3"><text:tab/><text:tab/>Respectfuly[sic!]/ yours/ Dr A Hahu/ 415 Grand Street/ New York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3:45:18.83</meta:creation-date>
    <dc:date>2012-01-24T13:52:45.18</dc:date>
    <dc:creator>Penn Libraries</dc:creator>
    <meta:editing-duration>PT00H07M2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04" meta:character-count="1506"/>
  </office:meta>
</office:document-meta>
</file>